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automatic-styles>
    <style:style style:name="P1" style:family="paragraph" style:parent-style-name="Normal">
      <style:paragraph-properties fo:margin-left="0cm" fo:margin-right="0cm" fo:margin-top="0.176cm" fo:margin-bottom="0.176cm" style:contextual-spacing="false" fo:text-align="justify" style:justify-single-word="false" fo:hyphenation-ladder-count="no-limit" fo:text-indent="1.249cm" style:auto-text-indent="false" style:vertical-align="auto"/>
      <style:text-properties style:font-name="Times New Roman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2" style:family="paragraph" style:parent-style-name="textbody">
      <style:paragraph-properties fo:margin-top="0cm" fo:margin-bottom="0cm" style:contextual-spacing="false"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extbody">
      <style:paragraph-properties fo:margin-top="0cm" fo:margin-bottom="0.28cm" style:contextual-spacing="false"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ext_20_body">
      <style:paragraph-properties fo:margin-top="0cm" fo:margin-bottom="0.28cm" style:contextual-spacing="false" fo:line-height="115%" fo:text-align="justify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Times New Roman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textbody">
      <style:paragraph-properties fo:margin-top="0cm" fo:margin-bottom="0cm" style:contextual-spacing="false" fo:text-align="justify" style:justify-single-word="false"/>
    </style:style>
    <style:style style:name="P12" style:family="paragraph" style:parent-style-name="Normal_20__28_Web_29_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Text_20_body">
      <style:paragraph-properties fo:margin-top="0cm" fo:margin-bottom="0cm" style:contextual-spacing="false" fo:line-height="115%" fo:text-align="justify" style:justify-single-word="false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15" style:family="paragraph" style:parent-style-name="textbody">
      <style:paragraph-properties fo:text-align="center" style:justify-single-word="false"/>
    </style:style>
    <style:style style:name="P16" style:family="paragraph" style:parent-style-name="Normal">
      <style:paragraph-properties fo:margin-left="0cm" fo:margin-right="0cm" fo:margin-top="0.176cm" fo:margin-bottom="0.176cm" style:contextual-spacing="false" fo:text-align="justify" style:justify-single-word="false" fo:hyphenation-ladder-count="no-limit" fo:text-indent="1.249cm" style:auto-text-indent="false" style:vertical-align="auto"/>
      <style:text-properties style:font-name="Times New Roman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7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18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20" style:family="paragraph" style:parent-style-name="Text_20_body" style:master-page-name="MP0">
      <style:paragraph-properties fo:margin-left="0cm" fo:margin-right="0cm" fo:margin-top="0.176cm" fo:margin-bottom="0.176cm" style:contextual-spacing="false" fo:text-align="justify" style:justify-single-word="false" fo:hyphenation-ladder-count="no-limit" fo:text-indent="1.249cm" style:auto-text-indent="false" style:page-number="auto" fo:break-before="page" style:vertical-align="auto"/>
      <style:text-properties fo:font-variant="normal" fo:text-transform="none" style:font-name="Times New Roman1" fo:font-size="10.5pt" fo:font-style="normal" fo:font-weight="normal" style:letter-kerning="false" style:font-name-asian="Times New Roman" style:font-size-asian="11pt" style:language-asian="pt" style:country-asian="BR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rata-se de processo de execução penal em desfavor do apenado acima nominado, em que a defesa interpôs petição pugnando pela retificação da guia de execução criminal a fim de fazer constar como data base para progressão de regime, a data da última e única prisão, 25.09.2018, e não a data da prisão preventiva ocorrida quando já estava preso (evento 57)</text:p>
      <text:p text:style-name="P17">Interveio o Ministério Público, opinando pelo deferimento do pedido (evento 78).</text:p>
      <text:p text:style-name="P17">É o relatório. Decido.</text:p>
      <text:p text:style-name="P17">O pleito merece deferimento.</text:p>
      <text:p text:style-name="P18">Isso porque nos termos do que ficou definido pelo Superior Tribunal de Justiça, no julgamento do Resp. n. 1.557.461/SC, afetado à Terceira Seção com a finalidade de uniformizar o entendimento sobre a questão, a data base para fins de progressão, nos casos de penas unificadas decorrentes de mais de uma condenação, deve ser a data da última prisão ou infração disciplinar.</text:p>
      <text:p text:style-name="P17">Assim sendo, entendo não ser cabível utilizar a data da prisão preventiva de outro crime, quando já estava preso o apenado.</text:p>
      <text:p text:style-name="P17">Ou seja, considerando que não houve interrupção no cumprimento da pena, não é razoável considerar como última prisão aquela ocorrida em 27.11.2018, a data da prisão preventiva nos autos nº 0100278-41.2019.8.20.0121, que ocorreu quando o apenado já estava em cárcere pelo processo criminal nº0113646-26.2018.8.20.0001.</text:p>
      <text:p text:style-name="P19">Ante o exposto, defiro o pedido de alteração da data-base para 27.09.2018 e determino a atualização da GEP.</text:p>
      <text:p text:style-name="P18">P.R.I. Ciência ao MP.</text:p>
      <text:p text:style-name="Text_20_body"><text:line-break/></text:p>
      <text:p text:style-name="P1"/>
      <text:p text:style-name="P1"/>
      <text:p text:style-name="P1"/>
      <text:p text:style-name="P1">Trata-se de processo de execução penal em desfavor do apenado acima nominado, em que a defesa pugnou pela retificação da GEP, a fim de fazer constar como data base para progressão de regime a data da última prisão, 04.09.2019, e não a data da prisão ocorrida pelo trânsito em julgado do processo criminal nº 0100127-38.2015.8.20.0114, quando já estava preso o apenado (evento 43)</text:p>
      <text:p text:style-name="P1">Interveio o representante do Ministério Público, opinando pelo deferimento do pedido (evento 82).</text:p>
      <text:p text:style-name="P1">É o relatório. Decido.</text:p>
      <text:p text:style-name="P1">O pleito merece deferimento.</text:p>
      <text:p text:style-name="P1">Isso porque nos termos do que ficou definido pelo Superior Tribunal de Justiça, no julgamento do Resp. n. 1.557.461/SC, afetado à Terceira Seção com a finalidade de uniformizar o entendimento sobre a questão, a data base para fins de progressão, nos casos de penas unificadas decorrentes de mais de uma condenação, deve ser a data da última prisão ou infração disciplinar.</text:p>
      <text:p text:style-name="P1">Assim sendo, entendo não ser cabível utilizar a data da prisão do processo unificado, por delito cometido em data anterior a última prisão, uma vez que o apenado já estava cumprindo pena em regime fechado nesta execução.</text:p>
      <text:p text:style-name="P1">Em outras palavras, considerando que não houve interrupção da pena ou falta grave, não deve ser alterada a data-base por uma prisão fictícia.</text:p>
      <text:p text:style-name="P1"><text:soft-page-break/>Ante o exposto, defiro o pedido de alteração da data-base para 04.09.2019 e determino a atualização da GEP, excluindo a prisão de 04.08.2021.</text:p>
      <text:p text:style-name="P1">P.R.I. Ciência ao MP.</text:p>
      <text:p text:style-name="P1">Requisite-se ACC, se necessário.</text:p>
      <text:p text:style-name="P9"/>
      <text:p text:style-name="P9"/>
      <text:p text:style-name="P9"/>
      <text:p text:style-name="P9"/>
      <text:p text:style-name="P9">Entendo não ser cabível o pleito ministerial quanto a alteração da data-base, pois o apenado nunca saiu do estabelecimento prisional para cumprir o regime semiaberto, visto que estava preso preventivamente nos efetivamente autos nº 0000379-06.2011.8.15.0181.</text:p>
      <text:p text:style-name="P9"/>
      <text:p text:style-name="P9"/>
      <text:p text:style-name="P9">Ademais, este juízo adotou o atual posicionamento do STJ, utilizando, nos casos de unificação de penas, a última prisão ou falta grave homologada como data-base. Assim sendo, não é razoável utilizar para fins de data-base a progressão de regime que nunca foi efetivada, em prejuízo ao apenado</text:p>
      <text:p text:style-name="P10"/>
      <text:p text:style-name="P10"/>
      <text:p text:style-name="P6">DECISÃO</text:p>
      <text:p text:style-name="P7">Trata-se de processo de execução penal em desfavor do apenado acima nominado, em que a defesa interpôs petição pugnando pela retificação da guia de execução criminal a fim de fazer constar como data base para progressão de regime, a data da última e única prisão, 07/06/2016, e não a data da prisão preventiva ocorrida quando já estava preso ou da progressão não efetivada. (evento 60)</text:p>
      <text:p text:style-name="P7">Interveio o representante do Ministério Público, opinando pelo indeferimento dos pedidos e utilização da data da progressão de regime como data-base. (evento 62).</text:p>
      <text:p text:style-name="P7">É o relatório. Decido.</text:p>
      <text:p text:style-name="P7">O pleito merece deferimento.</text:p>
      <text:p text:style-name="P13"><text:span text:style-name="Fonte_20_parág._20_padrão"><text:span text:style-name="T1">Isso porque nos termos do que ficou definido pelo Superior Tribunal de Justiça, no julgamento do Resp. n. 1.557.461/SC, afetado à Terceira Seção com a finalidade de uniformizar o entendimento sobre a questão, a data base para fins de progressão, nos casos de penas unificadas decorrentes de mais de uma condenação, deve ser a data da última prisão ou infração disciplinar.</text:span></text:span></text:p>
      <text:p text:style-name="P14"><text:span text:style-name="Fonte_20_parág._20_padrão"><text:span text:style-name="T1">Assim sendo, entendo não ser cabível o pleito ministerial quanto a alteração da data-base para a data da progressão de regime, posto que o apenado nunca saiu do estabelecimento prisional para cumprir o regime semiaberto, já que estava preso preventivamente nos autos nº </text:span></text:span><text:span text:style-name="T1">0800340-56.2017.4.05.8400, </text:span><text:span text:style-name="Fonte_20_parág._20_padrão"><text:span text:style-name="T1">agora unificado a este.</text:span></text:span></text:p>
      <text:p text:style-name="P14"><text:span text:style-name="Fonte_20_parág._20_padrão"><text:span text:style-name="T1">No mesmo raciocínio, ou seja, considerando que não houve interrupção no cumprimento da pena, não é razoável considerar como última prisão aquela ocorrida em 24/04/2017, a data da prisão preventiva nos autos nº </text:span></text:span><text:span text:style-name="T1">0800340-56.2017.4.05.8400, </text:span><text:span text:style-name="Fonte_20_parág._20_padrão"><text:span text:style-name="T1">que ocorreu quando o apenado já estava em cárcere</text:span></text:span><text:span text:style-name="T1">.</text:span></text:p>
      <text:p text:style-name="P3">Ante o exposto, defiro o pedido de alteração da data-base para 07/06/2016 e mando atualizar a GEP.</text:p>
      <text:p text:style-name="P3">Requisite-se ACC atualizado para que seja possível analisar o pedido de progressão de regime.</text:p>
      <text:p text:style-name="P8">P.R.I. Ciência ao MP.</text:p>
      <text:p text:style-name="P10"/>
      <text:p text:style-name="P10"/>
      <text:p text:style-name="P15"><text:span text:style-name="Fonte_20_parág._20_padrão"><text:span text:style-name="T2">DECISÃO</text:span></text:span></text:p>
      <text:p text:style-name="P11"><text:span text:style-name="Fonte_20_parág._20_padrão"><text:span text:style-name="T1">Trata-se de processo de execução penal em desfavor do apenado acima nominado, em que a defesa pugnou pela retificação da guia de execução criminal a fim de fazer constar como data base para progressão de regime, a data da primeira prisão, 20/07/2015, e não a data da prisão preventiva ocorrida quando já estava preso o apenado (mov. 60).</text:span></text:span></text:p>
      <text:p text:style-name="P11"><text:span text:style-name="Fonte_20_parág._20_padrão"><text:span text:style-name="T1">Interveio o representante do Ministério Público, opinando pelo deferimento do pedido (mov. 58).</text:span></text:span></text:p>
      <text:p text:style-name="P11"><text:soft-page-break/><text:span text:style-name="Fonte_20_parág._20_padrão"><text:span text:style-name="T1">É o relatório. Decido.</text:span></text:span></text:p>
      <text:p text:style-name="P11"><text:span text:style-name="Fonte_20_parág._20_padrão"><text:span text:style-name="T1">O pleito merece deferimento.</text:span></text:span></text:p>
      <text:p text:style-name="P11"><text:span text:style-name="Fonte_20_parág._20_padrão"><text:span text:style-name="T1">Isso porque </text:span></text:span><text:span text:style-name="T1">nos termos do que ficou definido pelo Superior Tribunal de Justiça, no julgamento do Resp. n. 1.557.461/SC, afetado à Terceira Seção com a finalidade de uniformizar o entendimento sobre a questão, a data base para fins de progressão, nos casos de penas unificadas decorrentes de mais de uma condenação, deve ser a data da última prisão ou infração disciplinar.</text:span></text:p>
      <text:p text:style-name="P2">Assim sendo, entendo não ser cabível utilizar a data da prisão preventiva do processo unificado, quando o apenado nunca saiu do estabelecimento prisional, uma vez que já estava preso preventivamente no processo criminal nº 0102212-58.2015.8.20.0126, que deu origem a esta execução.</text:p>
      <text:p text:style-name="P2">Em suma, considerando que não houve interrupção no cumprimento da pena, não é razoável considerar como última prisão aquela ocorrida em 03/01/2017, a data da prisão preventiva no processo criminal nº 0100143-82.2017.8.20.0126, que ocorreu quando o apenado já estava em cárcere.</text:p>
      <text:p text:style-name="P2">Ante o exposto, defiro o pedido de alteração da data-base para 20/07/2015 e determino a atualização da GEP.</text:p>
      <text:p text:style-name="P2">Requisite-se ACC , caso necessário.</text:p>
      <text:p text:style-name="P4">P.R.I. Ciência ao MP.</text:p>
      <text:p text:style-name="P5"/>
      <text:p text:style-name="P10"/>
      <text:p text:style-name="P12"><text:span text:style-name="Fonte_20_parág._20_padrão"><text:span text:style-name="T3">Vistos etc.</text:span></text:span></text:p>
      <text:p text:style-name="P12"><text:span text:style-name="Fonte_20_parág._20_padrão"><text:span text:style-name="T3">Tratam os autos de execução de pena em que a defesa pugnou pela retificação da guia, alegando erro na sua expedição, por entender que a data-base para as progressões, no caso de unificação de penas, deveria  ser a da última prisão e não a do último trânsito em julgado.</text:span></text:span></text:p>
      <text:p text:style-name="P12"><text:span text:style-name="Fonte_20_parág._20_padrão"><text:span text:style-name="T3">Interveio o Ministério Público, opinando pela manutenção da GEP, visto que já está sendo utilizada a última prisão, 01.06.2019, data do cometimento do último crime, cuja pena já está somada.</text:span></text:span></text:p>
      <text:p text:style-name="P12"><text:span text:style-name="Fonte_20_parág._20_padrão"><text:span text:style-name="T3">Relatados.</text:span></text:span></text:p>
      <text:p text:style-name="P12"><text:span text:style-name="Fonte_20_parág._20_padrão"><text:span text:style-name="T3">Com razão o Ministério Público.</text:span></text:span></text:p>
      <text:p text:style-name="P12"><text:span text:style-name="Fonte_20_parág._20_padrão"><text:span text:style-name="T3">Considerando que o  mesmo pedido já foi feito no evento 74, deferido no evento 80, tendo sido a guia de execução penal expedida no evento 81, em consonância com o pedido da Defesa, não há interesse processual.</text:span></text:span></text:p>
      <text:p text:style-name="P12"><text:span text:style-name="Fonte_20_parág._20_padrão"><text:span text:style-name="T3">Ante o exposto, indefiro o  pedido da defesa.</text:span></text:span></text:p>
      <text:p text:style-name="P12"><text:span text:style-name="Fonte_20_parág._20_padrão"><text:span text:style-name="T3">P.R.I.   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extbody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2-01-25T21:13:00Z</meta:creation-date>
    <dc:date>2023-11-28T14:02:44.262000000</dc:date>
    <meta:editing-cycles>7</meta:editing-cycles>
    <meta:editing-duration>PT1H53M57S</meta:editing-duration>
    <meta:document-statistic meta:table-count="0" meta:image-count="0" meta:object-count="0" meta:page-count="3" meta:paragraph-count="52" meta:word-count="1212" meta:character-count="7578" meta:non-whitespace-character-count="6410"/>
    <meta:template xlink:type="simple" xlink:actuate="onRequest" xlink:title="" xlink:href="Normal.dotm"/>
  </office:meta>
</office:document-meta>
</file>